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number text:level="1" style:num-suffix="." style:num-format="1">
        <style:list-level-properties text:space-before="18.00pt" text:min-label-width="18.00pt"/>
      </text:list-level-style-number>
    </text:list-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2">Why is goal setting important to a sucessful job search?</text:span></text:p>
      <text:p text:style-name="P1"><text:span text:style-name="T2">Goal setting is greatest key to get you where you once decided to be while getting your dream job at imaginable career land. A great ratio of laymen these days find several obstacles regarding job search just due to unclear about the pre-requisite activities to reach at productive platform. Nevertheless, printing a blue-print of objectives to attain a desired job is obligatory, however, there are manifest reasons to configure the potential job for oneself which are discussed as below:</text:span></text:p>
      <text:list text:style-name="L2">
        <text:list-item>
          <text:p text:style-name="P2"><text:span text:style-name="T2">Helpful to find exactness: While the description of job and listing down the targets, it is mandatory to have a freedom from indistinctness and a clear vision to participate in the competitive world. Therefore, only the clarity to become a productive product can bring a space form job-seeking to assigned workspace.<text:s/></text:span><text:span text:style-name="T3"/></text:p>
        </text:list-item>
        <text:list-item>
          <text:p text:style-name="P2"><text:span text:style-name="T4">To be reinforced: Reinforcement psychologically works as boost to propel you forward to meet the requirements for acquiring a desirable job-place. Thus, measuing the goals and having these on your intellectual board can bring far better outcomes than those who do not make goals. Goal setting motivates you developing the networking and finding creativeness to represent accomplished person.</text:span><text:span text:style-name="T5"/></text:p>
        </text:list-item>
        <text:list-item>
          <text:p text:style-name="P2"><text:span text:style-name="T6">Helpful in persuading self-determination: Setting goals implicitly and explicitly makes you more focused to trigger your desried end. This influence you to identify your priorities which directly enables you to utilise your time wisely and at right places. As these days, distraction from social media and many other means is at verge. Only wise and focused goals can helf to get better job opportunities.</text:span><text:span text:style-name="T7"/></text:p>
        </text:list-item>
        <text:list-item>
          <text:p text:style-name="P2"><text:span text:style-name="T8">To bring liability and time-boundedness: Goal setting brings an attitude of answerable for your actions which directs you to take appropriate actions towards your dream job. It results in efficiency in your work by loading accountibility in you. Goals would be targeted to present the inner desires and precision of professionalism. Hence, setting targets is prior necessity for job search.</text:span><text:span text:style-name="T9"/></text:p>
        </text:list-item>
        <text:list-item>
          <text:p text:style-name="P2"><text:span text:style-name="T10">Reduces procrastination: Goal setting eliminates procrastinating behaviour of job seekers to achieve desired success. Wrinting down a clear vision and listing the smart goals brings optimistic attitude. Therefore, goal setting curbs the laziness to great extend and keep a person on track to finalize the professional achievements.</text:span><text:span text:style-name="T11"/></text:p>
        </text:list-item>
        <text:list-item>
          <text:p text:style-name="P2"><text:span text:style-name="T12">Brings analytical behaviour of correct or wrong moves: Maintaining a list of goals helps a person to determine regarding right or wrong moves further which can be more helpful to make changes in the strategies if the previous ones become worthless to fulfill the requirements to get a flexible and target job. This enables a person to wide the introsepction while listing the goals.</text:span><text:span text:style-name="T13"/></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